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9"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0"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1"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2"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13"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4"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5"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428b" officeooo:paragraph-rsid="0019c9e2" style:font-size-asian="9pt" style:font-weight-asian="normal" style:font-name-complex="Arial1" style:font-size-complex="9pt" style:font-weight-complex="normal"/>
    </style:style>
    <style:style style:name="P16"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7"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8"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9"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20"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21" style:family="paragraph" style:parent-style-name="ARIAL">
      <style:paragraph-properties fo:text-align="start" style:justify-single-word="false"/>
      <style:text-properties style:font-name="Arial1" fo:font-size="9pt" style:font-size-asian="9pt" style:font-size-complex="9pt"/>
    </style:style>
    <style:style style:name="P22" style:family="paragraph" style:parent-style-name="ARIAL">
      <style:paragraph-properties fo:text-align="start" style:justify-single-word="false"/>
    </style:style>
    <style:style style:name="P23" style:family="paragraph" style:parent-style-name="ARIAL">
      <style:text-properties officeooo:rsid="0020326b" officeooo:paragraph-rsid="0020326b"/>
    </style:style>
    <style:style style:name="P24" style:family="paragraph" style:parent-style-name="ARIAL">
      <style:text-properties officeooo:paragraph-rsid="0020326b"/>
    </style:style>
    <style:style style:name="P25"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6"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9pt" style:text-underline-style="none" fo:font-weight="normal" officeooo:rsid="00287e91" officeooo:paragraph-rsid="002f090d" style:font-size-asian="9pt" style:font-weight-asian="normal" style:font-name-complex="Arial1" style:font-size-complex="9pt" style:font-weight-complex="normal"/>
    </style:style>
    <style:style style:name="P27"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9pt" fo:font-weight="normal" officeooo:paragraph-rsid="002f090d" style:font-size-asian="9pt" style:font-weight-asian="normal" style:font-size-complex="9pt" style:font-weight-complex="normal"/>
    </style:style>
    <style:style style:name="P28"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T1" style:family="text">
      <style:text-properties fo:color="#c9211e" loext:opacity="100%" fo:language="fr" fo:country="FR" fo:font-weight="normal" style:font-weight-asian="normal" style:font-weight-complex="normal"/>
    </style:style>
    <style:style style:name="T2" style:family="text">
      <style:text-properties fo:color="#c9211e" loext:opacity="100%" fo:language="fr" fo:country="FR" fo:font-weight="normal" officeooo:rsid="004828e8" style:font-weight-asian="normal" style:font-weight-complex="normal"/>
    </style:style>
    <style:style style:name="T3" style:family="text">
      <style:text-properties fo:color="#c9211e" loext:opacity="100%" fo:language="fr" fo:country="FR" fo:font-weight="normal" officeooo:rsid="0092813a" style:font-weight-asian="normal"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T7"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T8"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T9"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T10"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T11"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T12"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T13"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T14" style:family="text">
      <style:text-properties fo:color="#000000" loext:opacity="100%" officeooo:rsid="00287e91" style:font-name-complex="Arial1"/>
    </style:style>
    <style:style style:name="T15" style:family="text">
      <style:text-properties fo:color="#000000" loext:opacity="100%" style:text-underline-style="none" officeooo:rsid="00287e91" style:font-name-complex="Arial1"/>
    </style:style>
    <style:style style:name="T16" style:family="text">
      <style:text-properties fo:color="#cc0000" loext:opacity="100%" fo:font-size="12pt" fo:font-weight="bold" officeooo:rsid="001550f7" style:font-size-asian="12pt" style:font-weight-asian="bold" style:font-size-complex="12pt" style:font-weight-complex="bold"/>
    </style:style>
    <style:style style:name="T17" style:family="text">
      <style:text-properties officeooo:rsid="00320176"/>
    </style:style>
    <style:style style:name="T18" style:family="text">
      <style:text-properties style:font-name-complex="Arial1"/>
    </style:style>
    <style:style style:name="T19" style:family="text">
      <style:text-properties officeooo:rsid="0028428b" style:font-name-complex="Arial1"/>
    </style:style>
    <style:style style:name="T20" style:family="text">
      <style:text-properties officeooo:rsid="00287e91" style:font-name-complex="Arial1"/>
    </style:style>
    <style:style style:name="T21" style:family="text">
      <style:text-properties fo:font-style="italic" officeooo:rsid="0028428b" style:font-style-asian="italic" style:font-name-complex="Arial1" style:font-style-complex="italic"/>
    </style:style>
    <style:style style:name="T22" style:family="text">
      <style:text-properties officeooo:rsid="00287e91"/>
    </style:style>
    <style:style style:name="T23" style:family="text">
      <style:text-properties officeooo:rsid="001550f7"/>
    </style:style>
    <style:style style:name="T24"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5" style:family="text">
      <style:text-properties style:font-name="Arial1" fo:font-size="9pt" style:font-size-asian="9pt" style:font-size-complex="9pt"/>
    </style:style>
    <style:style style:name="T26" style:family="text">
      <style:text-properties officeooo:rsid="002415e1"/>
    </style:style>
    <style:style style:name="T27" style:family="text">
      <style:text-properties officeooo:rsid="0024f6c3"/>
    </style:style>
    <style:style style:name="T28" style:family="text">
      <style:text-properties fo:font-size="11pt" fo:font-weight="bold" officeooo:rsid="001487f2" style:font-size-asian="11pt" style:font-weight-asian="bold" style:font-size-complex="11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DIFFUSIONS D’INFORMATIONS </text:span><text:span text:style-name="T5">-</text:span><text:span text:style-name="T16"> </text:span><text:span text:style-name="T28">Code du travail</text:span></text:p>
      <text:p text:style-name="P25">LUTTE CONTRE LES DISCRIMINATIONS</text:p>
      <text:p text:style-name="P20"/>
      <text:p text:style-name="P20">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7">Article 225-1 du Code pénal</text:p>
      <text:p text:style-name="P18"><text:span text:style-name="T21">Modifié par LOI n°2014-173 du 21 février 2014 - art. 15</text:span><text:span text:style-name="T18"><text:line-break/></text:span><text:span text:style-name="T19">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5">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7">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0">Article 225-3 du Code pénal<text:line-break/><text:span text:style-name="T22">Les dispositions de l'article précédent ne sont pas applicables :</text:span></text:p>
      <text:p text:style-name="P11">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1">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1">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1">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1">5° Aux refus d'embauche fondés sur la nationalité lorsqu'ils résultent de l'application des dispositions statutaires relatives à la fonction publique ;</text:p>
      <text:p text:style-name="P11">6° Aux discriminations liées au lieu de résidence lorsque la personne chargée de la fourniture d'un bien ou service se trouve en situation de danger manifeste.</text:p>
      <text:p text:style-name="P14">Les mesures prises en faveur des personnes résidant dans certaines zones géographiques et visant à favoriser l'égalité de traitement ne constituent pas une discrimination.</text:p>
      <text:p text:style-name="P16"><text:span text:style-name="T18">Article 225-3- 1 du Code pénal<text:line-break/></text:span><text:span text:style-name="T20">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7"><text:soft-page-break/><text:span text:style-name="T14">Article 225-4 du Code pénal<text:line-break/></text:span><text:span text:style-name="T15">Les personnes morales déclarées responsables pénalement, dans les conditions prévues par l'article 121-2, des infractions</text:span></text:p>
      <text:p text:style-name="P26">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9"/>
      <text:p text:style-name="P12"><text:span text:style-name="T23">HARCÈLEMENT</text:span> MORAL</text:p>
      <text:p text:style-name="P22"><text:span text:style-name="Strong_20_Emphasis"><text:span text:style-name="T25">Article 222-33-2-2 du Code pénal</text:span></text:span></text:p>
      <text:p text:style-name="P2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1"/>
      <text:p text:style-name="P9"><text:span text:style-name="Strong_20_Emphasis"><text:span text:style-name="T24">HARCÈLEMENT SEXUEL </text:span></text:span></text:p>
      <text:p text:style-name="P23">Article 222-33 du Code pénal</text:p>
      <text:p text:style-name="P24">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4">L'infraction est également constituée :</text:p>
      <text:p text:style-name="P24">1° Lorsque ces propos ou comportements sont imposés à une même victime par plusieurs personnes, de manière concertée ou à l'instigation de l'une d'elles, alors même que chacune de ces personnes n'a pas agi de façon répétée ;</text:p>
      <text:p text:style-name="P24">2° Lorsque ces propos ou comportements sont imposés à une même victime, successivement, par plusieurs personnes qui, même en l'absence de concertation, savent que ces propos ou comportements caractérisent une répétition.</text:p>
      <text:p text:style-name="P24">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4">III. - Les faits mentionnés aux I et II sont punis de deux ans d'emprisonnement et de 30 000 € d'amende.</text:p>
      <text:p text:style-name="P24">Ces peines sont portées à trois ans d'emprisonnement et 45 000 € d'amende lorsque les faits sont commis :</text:p>
      <text:p text:style-name="P24">1° Par une personne qui abuse de l'autorité que lui confèrent ses fonctions ;</text:p>
      <text:p text:style-name="P24">2° Sur un mineur de quinze ans ;</text:p>
      <text:p text:style-name="P24">3° Sur une personne dont la particulière vulnérabilité, due à son âge, à une maladie, à une infirmité, à une déficience physique ou psychique ou à un état de grossesse, est apparente ou connue de leur auteur ;</text:p>
      <text:p text:style-name="P24">4° Sur une personne dont la particulière vulnérabilité ou dépendance résultant de la précarité de sa situation économique ou sociale est apparente ou connue de leur auteur ;</text:p>
      <text:p text:style-name="P24">5° Par plusieurs personnes agissant en qualité d'auteur ou de complice ;</text:p>
      <text:p text:style-name="P24">6° Par l'utilisation d'un service de communication au public en ligne ou par le biais d'un support numérique ou électronique ;</text:p>
      <text:p text:style-name="P24">7° Alors qu'un mineur était présent et y a assisté ;</text:p>
      <text:p text:style-name="P24">8° Par un ascendant ou par toute autre personne ayant sur la victime une autorité de droit ou de fait.</text:p>
      <text:p text:style-name="P3"/>
      <text:p text:style-name="P8">MEMBRES DU COMITÉ <text:span text:style-name="T27">SOCIAL ECONOMIQUE</text:span> élus le :<text:span text:style-name="T26"> {membres_du_comite_entreprise_date}</text:span></text:p>
      <table:table table:name="Tableau2" table:style-name="Tableau2">
        <table:table-column table:style-name="Tableau2.A"/>
        <table:table-column table:style-name="Tableau2.B"/>
        <table:table-row table:style-name="TableLine2376204335296">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2376204339376">
          <table:table-cell table:style-name="Tableau2.A2" office:value-type="string">
            <text:p text:style-name="P7">{membres_du_comite_entreprise_titulaires}</text:p>
            <text:p text:style-name="P6"/>
            <text:p text:style-name="P6"/>
            <text:p text:style-name="P6"/>
            <text:p text:style-name="P6"/>
            <text:p text:style-name="P6"/>
          </table:table-cell>
          <table:table-cell table:style-name="Tableau2.B2" office:value-type="string">
            <text:p text:style-name="P7">{membres_du_comite_entreprise_suppleants}</text:p>
          </table:table-cell>
        </table:table-row>
      </table:table>
      <text:p text:style-name="P4">Procès-verbal de carence (le cas échéant) : Voir cerfa à part n°15248*01 Autre numéro : CAR – EL02</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language="fr" fo:country="FR" fo:font-weight="normal" officeooo:rsid="004828e8" style:font-weight-asian="normal" style:font-weight-complex="normal"/>
    </style:style>
    <style:style style:name="MT2" style:family="text">
      <style:text-properties fo:color="#c9211e" loext:opacity="100%" fo:language="fr" fo:country="FR" fo:font-weight="normal" style:font-weight-asian="normal" style:font-weight-complex="normal"/>
    </style:style>
    <style:style style:name="MT3" style:family="text">
      <style:text-properties fo:color="#c9211e" loext:opacity="100%" fo:language="fr" fo:country="FR" fo:font-weight="normal" officeooo:rsid="0092813a" style:font-weight-asian="normal" style:font-weight-complex="normal"/>
    </style:style>
    <style:style style:name="MT4"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MT11"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y="0.056cm" svg:width="2.117cm" svg:height="0.397cm" draw:z-index="1"><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2.</text:span><text:span text:style-name="MT10">2</text:span><text:span text:style-name="MT8">-</text:span><text:span text:style-name="MT9">202</text:span><text:span text:style-name="MT11">20</text:span><text:span text:style-name="MT10">721</text:span><text:span text:style-name="MT11"> - Page :</text:span><text:span text:style-name="MT11"><text:page-number text:select-page="current">1</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7-21T15:32:15.538000000</dc:date>
    <meta:editing-duration>PT2H16M29S</meta:editing-duration>
    <meta:editing-cycles>30</meta:editing-cycles>
    <meta:generator>LibreOffice/7.1.6.2$Windows_X86_64 LibreOffice_project/0e133318fcee89abacd6a7d077e292f1145735c3</meta:generator>
    <meta:document-statistic meta:table-count="1" meta:image-count="1" meta:object-count="0" meta:page-count="2" meta:paragraph-count="46" meta:word-count="1535" meta:character-count="9592" meta:non-whitespace-character-count="8097"/>
  </office:meta>
</office:document-meta>
</file>